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cbb" officeooo:paragraph-rsid="0009dc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 text:c="22"/><text:span text:style-name="T2">Smart way to handle request validation</text:span></text:p>
      <text:p text:style-name="Standard"/>
      <text:p text:style-name="Standard"/>
      <text:p text:style-name="Standard">https://medium.com/@kamerk22/the-smart-way-to-handle-request-validation-in-laravel-5e888627927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2:08:40.272639406</meta:creation-date>
    <dc:date>2024-09-23T12:09:32.142930430</dc:date>
    <meta:editing-duration>PT52S</meta:editing-duration>
    <meta:editing-cycles>1</meta:editing-cycles>
    <meta:document-statistic meta:table-count="0" meta:image-count="0" meta:object-count="0" meta:page-count="1" meta:paragraph-count="2" meta:word-count="7" meta:character-count="155" meta:non-whitespace-character-count="128"/>
    <meta:generator>LibreOffice/7.3.7.2$Linux_X86_64 LibreOffice_project/30$Build-2</meta:generator>
  </office:meta>
</office:document-meta>
</file>